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_p(mA)</text:p>
          </table:table-cell>
          <table:table-cell office:value-type="string" calcext:value-type="string">
            <text:p>V_h(mV)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4.6" calcext:value-type="float">
            <text:p>-54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51.5" calcext:value-type="float">
            <text:p>-51.5</text:p>
          </table:table-cell>
          <table:table-cell office:value-type="float" office:value="-1.63" calcext:value-type="float">
            <text:p>-1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4.1" calcext:value-type="float">
            <text:p>-44.1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8.6" calcext:value-type="float">
            <text:p>-38.6</text:p>
          </table:table-cell>
          <table:table-cell office:value-type="float" office:value="-1.27" calcext:value-type="float">
            <text:p>-1.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0.4" calcext:value-type="float">
            <text:p>-30.4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4.3" calcext:value-type="float">
            <text:p>-24.3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.1" calcext:value-type="float">
            <text:p>-16.1</text:p>
          </table:table-cell>
          <table:table-cell office:value-type="float" office:value="-0.83" calcext:value-type="float">
            <text:p>-0.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.7" calcext:value-type="float">
            <text:p>-10.7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.7" calcext:value-type="float">
            <text:p>-5.7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.2" calcext:value-type="float">
            <text:p>15.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2.4" calcext:value-type="float">
            <text:p>22.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8.5" calcext:value-type="float">
            <text:p>28.5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5.2" calcext:value-type="float">
            <text:p>35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2.3" calcext:value-type="float">
            <text:p>42.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50.1" calcext:value-type="float">
            <text:p>50.1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56.9" calcext:value-type="float">
            <text:p>56.9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59.7" calcext:value-type="float">
            <text:p>59.7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64.9" calcext:value-type="float">
            <text:p>64.9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5.2" calcext:value-type="float">
            <text:p>75.2</text:p>
          </table:table-cell>
          <table:table-cell office:value-type="float" office:value="2.36" calcext:value-type="float">
            <text:p>2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6:34:16.420713440</meta:creation-date>
    <dc:date>2018-11-06T16:41:40.748464388</dc:date>
    <meta:editing-duration>PT7M24S</meta:editing-duration>
    <meta:editing-cycles>1</meta:editing-cycles>
    <meta:document-statistic meta:table-count="1" meta:cell-count="66" meta:object-count="0"/>
    <meta:generator>LibreOffice/5.1.6.2$Linux_X86_64 LibreOffice_project/10m0$Build-2</meta:generator>
  </office:meta>
</office:document-meta>
</file>